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c5000b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4.203cm" svg:y="1.4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1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1.4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1.4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1.4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1.4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1.4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3.0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3.0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3.0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3.0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3.0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4.6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6.2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6.2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7.8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7.8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7.8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7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9.4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9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9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11.0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11.0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11.0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11.0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11.0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12.6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12.6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14.2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15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15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15.8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17.4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17.4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17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17.4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17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17.4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06cm" svg:height="4.743cm" svg:x="1.42cm" svg:y="7.87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16.034cm" svg:height="4.8cm" svg:x="2.603cm" svg:y="7.8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4T23:09:14.028233318</dc:date>
    <dc:creator>elucterio </dc:creator>
    <meta:editing-duration>PT8H23M45S</meta:editing-duration>
    <meta:editing-cycles>10</meta:editing-cycles>
    <meta:generator>LibreOffice/4.2.8.2$Linux_X86_64 LibreOffice_project/420m0$Build-2</meta:generator>
    <meta:document-statistic meta:object-count="112"/>
  </office:meta>
</office:document-meta>
</file>